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24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mb_stb_combine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length_m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roportion_of_total</text:p>
          </table:table-cell>
          <table:table-cell office:value-type="string" calcext:value-type="string">
            <text:p>cumulative_proportion</text:p>
          </table:table-cell>
          <table:table-cell table:number-columns-repeated="4"/>
        </table:table-row>
        <table:table-row table:style-name="ro1">
          <table:table-cell office:value-type="float" office:value="148.717948717949" calcext:value-type="float">
            <text:p>148.717948717949</text:p>
          </table:table-cell>
          <table:table-cell office:value-type="float" office:value="138.043572356081" calcext:value-type="float">
            <text:p>138.043572356081</text:p>
          </table:table-cell>
          <table:table-cell table:number-columns-repeated="2" office:value-type="float" office:value="0.056387948709939" calcext:value-type="float">
            <text:p>0.056387948709939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VERAGE([.F2:.F3])" office:value-type="float" office:value="162.5" calcext:value-type="float">
            <text:p>162.5</text:p>
          </table:table-cell>
          <table:table-cell office:value-type="string" calcext:value-type="string">
            <text:p>150-175</text:p>
          </table:table-cell>
        </table:table-row>
        <table:table-row table:style-name="ro1">
          <table:table-cell office:value-type="float" office:value="176.923076923077" calcext:value-type="float">
            <text:p>176.923076923077</text:p>
          </table:table-cell>
          <table:table-cell office:value-type="float" office:value="475.75818785168" calcext:value-type="float">
            <text:p>475.75818785168</text:p>
          </table:table-cell>
          <table:table-cell office:value-type="float" office:value="0.194337395338585" calcext:value-type="float">
            <text:p>0.194337395338585</text:p>
          </table:table-cell>
          <table:table-cell office:value-type="float" office:value="0.250725344048524" calcext:value-type="float">
            <text:p>0.250725344048524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AVERAGE([.F3:.F4])" office:value-type="float" office:value="187.5" calcext:value-type="float">
            <text:p>187.5</text:p>
          </table:table-cell>
          <table:table-cell office:value-type="string" calcext:value-type="string">
            <text:p>175-200</text:p>
          </table:table-cell>
        </table:table-row>
        <table:table-row table:style-name="ro1">
          <table:table-cell office:value-type="float" office:value="207.692307692308" calcext:value-type="float">
            <text:p>207.692307692308</text:p>
          </table:table-cell>
          <table:table-cell office:value-type="float" office:value="314.302409464724" calcext:value-type="float">
            <text:p>314.302409464724</text:p>
          </table:table-cell>
          <table:table-cell office:value-type="float" office:value="0.128386043926706" calcext:value-type="float">
            <text:p>0.128386043926706</text:p>
          </table:table-cell>
          <table:table-cell office:value-type="float" office:value="0.37911138797523" calcext:value-type="float">
            <text:p>0.3791113879752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F4:.F5])" office:value-type="float" office:value="212.5" calcext:value-type="float">
            <text:p>212.5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float" office:value="238.461538461539" calcext:value-type="float">
            <text:p>238.461538461539</text:p>
          </table:table-cell>
          <table:table-cell office:value-type="float" office:value="340.121194632809" calcext:value-type="float">
            <text:p>340.121194632809</text:p>
          </table:table-cell>
          <table:table-cell office:value-type="float" office:value="0.138932484510376" calcext:value-type="float">
            <text:p>0.138932484510376</text:p>
          </table:table-cell>
          <table:table-cell office:value-type="float" office:value="0.518043872485606" calcext:value-type="float">
            <text:p>0.518043872485606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AVERAGE([.F5:.F6])" office:value-type="float" office:value="237.5" calcext:value-type="float">
            <text:p>237.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float" office:value="269.230769230769" calcext:value-type="float">
            <text:p>269.230769230769</text:p>
          </table:table-cell>
          <table:table-cell office:value-type="float" office:value="413.694993507431" calcext:value-type="float">
            <text:p>413.694993507431</text:p>
          </table:table-cell>
          <table:table-cell office:value-type="float" office:value="0.168985862052911" calcext:value-type="float">
            <text:p>0.168985862052911</text:p>
          </table:table-cell>
          <table:table-cell office:value-type="float" office:value="0.687029734538517" calcext:value-type="float">
            <text:p>0.687029734538517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AVERAGE([.F6:.F7])" office:value-type="float" office:value="262.5" calcext:value-type="float">
            <text:p>262.5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3.972009810994" calcext:value-type="float">
            <text:p>323.972009810994</text:p>
          </table:table-cell>
          <table:table-cell office:value-type="float" office:value="0.132335875991068" calcext:value-type="float">
            <text:p>0.132335875991068</text:p>
          </table:table-cell>
          <table:table-cell office:value-type="float" office:value="0.819365610529585" calcext:value-type="float">
            <text:p>0.819365610529585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AVERAGE([.F7:.F8])" office:value-type="float" office:value="287.5" calcext:value-type="float">
            <text:p>287.5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float" office:value="325.641025641026" calcext:value-type="float">
            <text:p>325.641025641026</text:p>
          </table:table-cell>
          <table:table-cell office:value-type="float" office:value="206.935507141827" calcext:value-type="float">
            <text:p>206.935507141827</text:p>
          </table:table-cell>
          <table:table-cell office:value-type="float" office:value="0.084528881452586" calcext:value-type="float">
            <text:p>0.084528881452586</text:p>
          </table:table-cell>
          <table:table-cell office:value-type="float" office:value="0.903894491982171" calcext:value-type="float">
            <text:p>0.903894491982171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AVERAGE([.F8:.F9])" office:value-type="float" office:value="312.5" calcext:value-type="float">
            <text:p>312.5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float" office:value="356.410256410256" calcext:value-type="float">
            <text:p>356.410256410256</text:p>
          </table:table-cell>
          <table:table-cell office:value-type="float" office:value="86.7753570913289" calcext:value-type="float">
            <text:p>86.7753570913289</text:p>
          </table:table-cell>
          <table:table-cell office:value-type="float" office:value="0.035445941462098" calcext:value-type="float">
            <text:p>0.035445941462098</text:p>
          </table:table-cell>
          <table:table-cell office:value-type="float" office:value="0.939340433444269" calcext:value-type="float">
            <text:p>0.939340433444269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AVERAGE([.F9:.F10])" office:value-type="float" office:value="337.5" calcext:value-type="float">
            <text:p>337.5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float" office:value="387.179487179487" calcext:value-type="float">
            <text:p>387.179487179487</text:p>
          </table:table-cell>
          <table:table-cell office:value-type="float" office:value="52.3878228249893" calcext:value-type="float">
            <text:p>52.3878228249893</text:p>
          </table:table-cell>
          <table:table-cell office:value-type="float" office:value="0.021399343816321" calcext:value-type="float">
            <text:p>0.021399343816321</text:p>
          </table:table-cell>
          <table:table-cell office:value-type="float" office:value="0.960739777260589" calcext:value-type="float">
            <text:p>0.96073977726058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AVERAGE([.F10:.F11])" office:value-type="float" office:value="362.5" calcext:value-type="float">
            <text:p>362.5</text:p>
          </table:table-cell>
          <table:table-cell/>
        </table:table-row>
        <table:table-row table:style-name="ro1">
          <table:table-cell office:value-type="float" office:value="417.948717948718" calcext:value-type="float">
            <text:p>417.948717948718</text:p>
          </table:table-cell>
          <table:table-cell office:value-type="float" office:value="39.0910402539317" calcext:value-type="float">
            <text:p>39.0910402539317</text:p>
          </table:table-cell>
          <table:table-cell office:value-type="float" office:value="0.015967882714387" calcext:value-type="float">
            <text:p>0.015967882714387</text:p>
          </table:table-cell>
          <table:table-cell office:value-type="float" office:value="0.976707659974976" calcext:value-type="float">
            <text:p>0.976707659974976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AVERAGE([.F11:.F12])" office:value-type="float" office:value="387.5" calcext:value-type="float">
            <text:p>387.5</text:p>
          </table:table-cell>
          <table:table-cell/>
        </table:table-row>
        <table:table-row table:style-name="ro1">
          <table:table-cell office:value-type="float" office:value="451.282051282051" calcext:value-type="float">
            <text:p>451.282051282051</text:p>
          </table:table-cell>
          <table:table-cell office:value-type="float" office:value="12.2348867407302" calcext:value-type="float">
            <text:p>12.2348867407302</text:p>
          </table:table-cell>
          <table:table-cell office:value-type="float" office:value="0.004997698583376" calcext:value-type="float">
            <text:p>0.004997698583376</text:p>
          </table:table-cell>
          <table:table-cell office:value-type="float" office:value="0.981705358558353" calcext:value-type="float">
            <text:p>0.981705358558353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AVERAGE([.F12:.F13])" office:value-type="float" office:value="412.5" calcext:value-type="float">
            <text:p>412.5</text:p>
          </table:table-cell>
          <table:table-cell/>
        </table:table-row>
        <table:table-row table:style-name="ro1">
          <table:table-cell office:value-type="float" office:value="476.923076923077" calcext:value-type="float">
            <text:p>476.923076923077</text:p>
          </table:table-cell>
          <table:table-cell office:value-type="float" office:value="12.2348867407302" calcext:value-type="float">
            <text:p>12.2348867407302</text:p>
          </table:table-cell>
          <table:table-cell office:value-type="float" office:value="0.004997698583376" calcext:value-type="float">
            <text:p>0.004997698583376</text:p>
          </table:table-cell>
          <table:table-cell office:value-type="float" office:value="0.986703057141729" calcext:value-type="float">
            <text:p>0.986703057141729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AVERAGE([.F13:.F14])" office:value-type="float" office:value="437.5" calcext:value-type="float">
            <text:p>437.5</text:p>
          </table:table-cell>
          <table:table-cell/>
        </table:table-row>
        <table:table-row table:style-name="ro1">
          <table:table-cell office:value-type="float" office:value="502.564102564103" calcext:value-type="float">
            <text:p>502.564102564103</text:p>
          </table:table-cell>
          <table:table-cell office:value-type="float" office:value="13.4901168662532" calcext:value-type="float">
            <text:p>13.4901168662532</text:p>
          </table:table-cell>
          <table:table-cell office:value-type="float" office:value="0.005510434169171" calcext:value-type="float">
            <text:p>0.005510434169171</text:p>
          </table:table-cell>
          <table:table-cell office:value-type="float" office:value="0.9922134913109" calcext:value-type="float">
            <text:p>0.9922134913109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AVERAGE([.F14:.F15])" office:value-type="float" office:value="462.5" calcext:value-type="float">
            <text:p>462.5</text:p>
          </table:table-cell>
          <table:table-cell/>
        </table:table-row>
        <table:table-row table:style-name="ro1">
          <table:table-cell office:value-type="float" office:value="535.897435897436" calcext:value-type="float">
            <text:p>535.897435897436</text:p>
          </table:table-cell>
          <table:table-cell office:value-type="float" office:value="3.88977059587375" calcext:value-type="float">
            <text:p>3.88977059587375</text:p>
          </table:table-cell>
          <table:table-cell office:value-type="float" office:value="0.001588890964715" calcext:value-type="float">
            <text:p>0.001588890964715</text:p>
          </table:table-cell>
          <table:table-cell office:value-type="float" office:value="0.993802382275615" calcext:value-type="float">
            <text:p>0.993802382275615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AVERAGE([.F15:.F16])" office:value-type="float" office:value="487.5" calcext:value-type="float">
            <text:p>487.5</text:p>
          </table:table-cell>
          <table:table-cell/>
        </table:table-row>
        <table:table-row table:style-name="ro1">
          <table:table-cell office:value-type="float" office:value="561.538461538461" calcext:value-type="float">
            <text:p>561.538461538461</text:p>
          </table:table-cell>
          <table:table-cell office:value-type="float" office:value="1.37931034482767" calcext:value-type="float">
            <text:p>1.37931034482767</text:p>
          </table:table-cell>
          <table:table-cell office:value-type="float" office:value="0.000563419793126" calcext:value-type="float">
            <text:p>0.000563419793126</text:p>
          </table:table-cell>
          <table:table-cell office:value-type="float" office:value="0.994365802068741" calcext:value-type="float">
            <text:p>0.99436580206874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AVERAGE([.F16:.F17])" office:value-type="float" office:value="512.5" calcext:value-type="float">
            <text:p>512.5</text:p>
          </table:table-cell>
          <table:table-cell/>
        </table:table-row>
        <table:table-row table:style-name="ro1">
          <table:table-cell office:value-type="float" office:value="597.435897435897" calcext:value-type="float">
            <text:p>597.435897435897</text:p>
          </table:table-cell>
          <table:table-cell office:value-type="float" office:value="1.37931034482767" calcext:value-type="float">
            <text:p>1.37931034482767</text:p>
          </table:table-cell>
          <table:table-cell office:value-type="float" office:value="0.000563419793126" calcext:value-type="float">
            <text:p>0.000563419793126</text:p>
          </table:table-cell>
          <table:table-cell office:value-type="float" office:value="0.994929221861867" calcext:value-type="float">
            <text:p>0.994929221861867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AVERAGE([.F17:.F18])" office:value-type="float" office:value="537.5" calcext:value-type="float">
            <text:p>537.5</text:p>
          </table:table-cell>
          <table:table-cell/>
        </table:table-row>
        <table:table-row table:style-name="ro1">
          <table:table-cell office:value-type="float" office:value="658.974358974359" calcext:value-type="float">
            <text:p>658.974358974359</text:p>
          </table:table-cell>
          <table:table-cell office:value-type="float" office:value="2.06896551724139" calcext:value-type="float">
            <text:p>2.06896551724139</text:p>
          </table:table-cell>
          <table:table-cell office:value-type="float" office:value="0.000845129689689" calcext:value-type="float">
            <text:p>0.000845129689689</text:p>
          </table:table-cell>
          <table:table-cell office:value-type="float" office:value="0.995774351551556" calcext:value-type="float">
            <text:p>0.995774351551556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AVERAGE([.F18:.F19])" office:value-type="float" office:value="562.5" calcext:value-type="float">
            <text:p>562.5</text:p>
          </table:table-cell>
          <table:table-cell/>
        </table:table-row>
        <table:table-row table:style-name="ro1">
          <table:table-cell office:value-type="float" office:value="687.179487179487" calcext:value-type="float">
            <text:p>687.179487179487</text:p>
          </table:table-cell>
          <table:table-cell office:value-type="float" office:value="1.37931034482767" calcext:value-type="float">
            <text:p>1.37931034482767</text:p>
          </table:table-cell>
          <table:table-cell office:value-type="float" office:value="0.000563419793126" calcext:value-type="float">
            <text:p>0.000563419793126</text:p>
          </table:table-cell>
          <table:table-cell office:value-type="float" office:value="0.996337771344682" calcext:value-type="float">
            <text:p>0.99633777134468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AVERAGE([.F19:.F20])" office:value-type="float" office:value="587.5" calcext:value-type="float">
            <text:p>587.5</text:p>
          </table:table-cell>
          <table:table-cell/>
        </table:table-row>
        <table:table-row table:style-name="ro1">
          <table:table-cell office:value-type="float" office:value="751.282051282051" calcext:value-type="float">
            <text:p>751.282051282051</text:p>
          </table:table-cell>
          <table:table-cell office:value-type="float" office:value="1.37931034482767" calcext:value-type="float">
            <text:p>1.37931034482767</text:p>
          </table:table-cell>
          <table:table-cell office:value-type="float" office:value="0.000563419793126" calcext:value-type="float">
            <text:p>0.000563419793126</text:p>
          </table:table-cell>
          <table:table-cell office:value-type="float" office:value="0.996901191137808" calcext:value-type="float">
            <text:p>0.996901191137808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AVERAGE([.F20:.F21])" office:value-type="float" office:value="612.5" calcext:value-type="float">
            <text:p>612.5</text:p>
          </table:table-cell>
          <table:table-cell/>
        </table:table-row>
        <table:table-row table:style-name="ro1">
          <table:table-cell office:value-type="float" office:value="776.923076923077" calcext:value-type="float">
            <text:p>776.923076923077</text:p>
          </table:table-cell>
          <table:table-cell office:value-type="float" office:value="1.37931034482767" calcext:value-type="float">
            <text:p>1.37931034482767</text:p>
          </table:table-cell>
          <table:table-cell office:value-type="float" office:value="0.000563419793126" calcext:value-type="float">
            <text:p>0.000563419793126</text:p>
          </table:table-cell>
          <table:table-cell office:value-type="float" office:value="0.997464610930934" calcext:value-type="float">
            <text:p>0.997464610930934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AVERAGE([.F21:.F22])" office:value-type="float" office:value="637.5" calcext:value-type="float">
            <text:p>637.5</text:p>
          </table:table-cell>
          <table:table-cell/>
        </table:table-row>
        <table:table-row table:style-name="ro1">
          <table:table-cell office:value-type="float" office:value="802.564102564103" calcext:value-type="float">
            <text:p>802.564102564103</text:p>
          </table:table-cell>
          <table:table-cell office:value-type="float" office:value="1.37931034482767" calcext:value-type="float">
            <text:p>1.37931034482767</text:p>
          </table:table-cell>
          <table:table-cell office:value-type="float" office:value="0.000563419793126" calcext:value-type="float">
            <text:p>0.000563419793126</text:p>
          </table:table-cell>
          <table:table-cell office:value-type="float" office:value="0.998028030724059" calcext:value-type="float">
            <text:p>0.99802803072405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AVERAGE([.F22:.F23])" office:value-type="float" office:value="662.5" calcext:value-type="float">
            <text:p>662.5</text:p>
          </table:table-cell>
          <table:table-cell/>
        </table:table-row>
        <table:table-row table:style-name="ro1">
          <table:table-cell office:value-type="float" office:value="835.897435897436" calcext:value-type="float">
            <text:p>835.897435897436</text:p>
          </table:table-cell>
          <table:table-cell office:value-type="float" office:value="2.06896551724139" calcext:value-type="float">
            <text:p>2.06896551724139</text:p>
          </table:table-cell>
          <table:table-cell office:value-type="float" office:value="0.000845129689689" calcext:value-type="float">
            <text:p>0.000845129689689</text:p>
          </table:table-cell>
          <table:table-cell office:value-type="float" office:value="0.998873160413748" calcext:value-type="float">
            <text:p>0.998873160413748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AVERAGE([.F23:.F24])" office:value-type="float" office:value="687.5" calcext:value-type="float">
            <text:p>687.5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37931034482767" calcext:value-type="float">
            <text:p>1.37931034482767</text:p>
          </table:table-cell>
          <table:table-cell office:value-type="float" office:value="0.000563419793126" calcext:value-type="float">
            <text:p>0.000563419793126</text:p>
          </table:table-cell>
          <table:table-cell office:value-type="float" office:value="0.999436580206874" calcext:value-type="float">
            <text:p>0.999436580206874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AVERAGE([.F24:.F25])" office:value-type="float" office:value="712.5" calcext:value-type="float">
            <text:p>712.5</text:p>
          </table:table-cell>
          <table:table-cell/>
        </table:table-row>
        <table:table-row table:style-name="ro1">
          <table:table-cell office:value-type="float" office:value="958.974358974359" calcext:value-type="float">
            <text:p>958.974358974359</text:p>
          </table:table-cell>
          <table:table-cell office:value-type="float" office:value="1.37931034482767" calcext:value-type="float">
            <text:p>1.37931034482767</text:p>
          </table:table-cell>
          <table:table-cell office:value-type="float" office:value="0.000563419793126" calcext:value-type="float">
            <text:p>0.000563419793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AVERAGE([.F25:.F26])" office:value-type="float" office:value="737.5" calcext:value-type="float">
            <text:p>737.5</text:p>
          </table:table-cell>
          <table:table-cell/>
        </table:table-row>
        <table:table-row table:style-name="ro1">
          <table:table-cell table:number-columns-repeated="5"/>
          <table:table-cell office:value-type="float" office:value="750" calcext:value-type="float">
            <text:p>750</text:p>
          </table:table-cell>
          <table:table-cell table:formula="of:=AVERAGE([.F26:.F27])" office:value-type="float" office:value="762.5" calcext:value-type="float">
            <text:p>762.5</text:p>
          </table:table-cell>
          <table:table-cell/>
        </table:table-row>
        <table:table-row table:style-name="ro1">
          <table:table-cell table:number-columns-repeated="5"/>
          <table:table-cell office:value-type="float" office:value="775" calcext:value-type="float">
            <text:p>775</text:p>
          </table:table-cell>
          <table:table-cell table:formula="of:=AVERAGE([.F27:.F28])" office:value-type="float" office:value="787.5" calcext:value-type="float">
            <text:p>787.5</text:p>
          </table:table-cell>
          <table:table-cell/>
        </table:table-row>
        <table:table-row table:style-name="ro1">
          <table:table-cell table:number-columns-repeated="5"/>
          <table:table-cell office:value-type="float" office:value="800" calcext:value-type="float">
            <text:p>800</text:p>
          </table:table-cell>
          <table:table-cell table:formula="of:=AVERAGE([.F28:.F29])" office:value-type="float" office:value="812.5" calcext:value-type="float">
            <text:p>812.5</text:p>
          </table:table-cell>
          <table:table-cell/>
        </table:table-row>
        <table:table-row table:style-name="ro1">
          <table:table-cell table:number-columns-repeated="5"/>
          <table:table-cell office:value-type="float" office:value="825" calcext:value-type="float">
            <text:p>825</text:p>
          </table:table-cell>
          <table:table-cell table:formula="of:=AVERAGE([.F29:.F30])" office:value-type="float" office:value="837.5" calcext:value-type="float">
            <text:p>837.5</text:p>
          </table:table-cell>
          <table:table-cell/>
        </table:table-row>
        <table:table-row table:style-name="ro1">
          <table:table-cell table:number-columns-repeated="5"/>
          <table:table-cell office:value-type="float" office:value="850" calcext:value-type="float">
            <text:p>850</text:p>
          </table:table-cell>
          <table:table-cell table:formula="of:=AVERAGE([.F30:.F31])" office:value-type="float" office:value="862.5" calcext:value-type="float">
            <text:p>862.5</text:p>
          </table:table-cell>
          <table:table-cell/>
        </table:table-row>
        <table:table-row table:style-name="ro1">
          <table:table-cell table:number-columns-repeated="5"/>
          <table:table-cell office:value-type="float" office:value="875" calcext:value-type="float">
            <text:p>875</text:p>
          </table:table-cell>
          <table:table-cell table:formula="of:=AVERAGE([.F31:.F32])" office:value-type="float" office:value="887.5" calcext:value-type="float">
            <text:p>887.5</text:p>
          </table:table-cell>
          <table:table-cell/>
        </table:table-row>
        <table:table-row table:style-name="ro1">
          <table:table-cell table:number-columns-repeated="5"/>
          <table:table-cell office:value-type="float" office:value="900" calcext:value-type="float">
            <text:p>900</text:p>
          </table:table-cell>
          <table:table-cell table:formula="of:=AVERAGE([.F32:.F33])" office:value-type="float" office:value="912.5" calcext:value-type="float">
            <text:p>912.5</text:p>
          </table:table-cell>
          <table:table-cell/>
        </table:table-row>
        <table:table-row table:style-name="ro1">
          <table:table-cell table:number-columns-repeated="5"/>
          <table:table-cell office:value-type="float" office:value="925" calcext:value-type="float">
            <text:p>925</text:p>
          </table:table-cell>
          <table:table-cell table:formula="of:=AVERAGE([.F33:.F34])" office:value-type="float" office:value="937.5" calcext:value-type="float">
            <text:p>937.5</text:p>
          </table:table-cell>
          <table:table-cell/>
        </table:table-row>
        <table:table-row table:style-name="ro1">
          <table:table-cell table:number-columns-repeated="5"/>
          <table:table-cell office:value-type="float" office:value="950" calcext:value-type="float">
            <text:p>950</text:p>
          </table:table-cell>
          <table:table-cell table:formula="of:=AVERAGE([.F34:.F35])" office:value-type="float" office:value="962.5" calcext:value-type="float">
            <text:p>962.5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5" calcext:value-type="float">
            <text:p>975</text:p>
          </table:table-cell>
          <table:table-cell table:formula="of:=AVERAGE([.F35:.F36])" office:value-type="float" office:value="987.5" calcext:value-type="float">
            <text:p>987.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table:formula="of:=AVERAGE([.F36:.F37])" office:value-type="float" office:value="1000" calcext:value-type="float">
            <text:p>1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30T17:50:26.788507827</dc:date>
    <meta:editing-duration>PT10M28S</meta:editing-duration>
    <meta:editing-cycles>1</meta:editing-cycles>
    <meta:document-statistic meta:table-count="1" meta:cell-count="178" meta:object-count="0"/>
    <meta:generator>LibreOffice/6.0.7.3$Linux_X86_64 LibreOffice_project/00m0$Build-3</meta:generator>
  </office:meta>
</office:document-meta>
</file>